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0000000300F673ED066320BE19.jpg" manifest:media-type="image/jpeg"/>
  <manifest:file-entry manifest:full-path="Pictures/100000000000040000000300E937CBF88D86799B.jpg" manifest:media-type="image/jpeg"/>
  <manifest:file-entry manifest:full-path="Pictures/1000000000000400000003002447AFA1587F8D6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pr1" style:family="presentation" style:parent-style-name="server_5f_theme-title">
      <style:graphic-properties draw:auto-grow-height="true" fo:min-height="3.556cm"/>
      <style:paragraph-properties style:writing-mode="lr-tb"/>
    </style:style>
    <style:style style:name="pr2" style:family="presentation" style:parent-style-name="server_5f_theme-subtitle">
      <style:graphic-properties draw:fill-color="#ffffff" draw:auto-grow-height="true" fo:min-height="16.255cm"/>
      <style:paragraph-properties style:writing-mode="lr-tb"/>
    </style:style>
    <style:style style:name="pr3" style:family="presentation" style:parent-style-name="server_5f_theme-subtitle">
      <style:graphic-properties draw:fill-color="#ffffff" draw:auto-grow-height="true" fo:min-height="2.846cm"/>
      <style:paragraph-properties style:writing-mode="lr-tb"/>
    </style:style>
    <style:style style:name="pr4" style:family="presentation" style:parent-style-name="server_5f_theme-notes">
      <style:graphic-properties draw:fill-color="#ffffff" draw:auto-grow-height="true" fo:min-height="12.572cm"/>
      <style:paragraph-properties style:writing-mode="lr-tb"/>
    </style:style>
    <style:style style:name="pr5" style:family="presentation" style:parent-style-name="server_5f_theme-title">
      <style:graphic-properties draw:auto-grow-height="true" fo:min-height="3.506cm"/>
      <style:paragraph-properties style:writing-mode="lr-tb"/>
    </style:style>
    <style:style style:name="pr6" style:family="presentation" style:parent-style-name="server_5f_theme-subtitle">
      <style:graphic-properties draw:fill-color="#ffffff" draw:textarea-horizontal-align="left" draw:textarea-vertical-align="top" draw:auto-grow-height="true" fo:min-height="13.217cm"/>
      <style:paragraph-properties style:writing-mode="lr-tb"/>
    </style:style>
    <style:style style:name="pr7" style:family="presentation" style:parent-style-name="server_5f_theme-subtitle">
      <style:graphic-properties draw:fill-color="#ffffff" draw:textarea-horizontal-align="left" draw:textarea-vertical-align="top" draw:auto-grow-height="true" fo:min-height="1.437cm"/>
      <style:paragraph-properties style:writing-mode="lr-tb"/>
    </style:style>
    <style:style style:name="pr8" style:family="presentation" style:parent-style-name="server_5f_theme-subtitle" style:list-style-name="L1">
      <style:graphic-properties draw:fill="solid" draw:fill-color="#dee6ef" draw:textarea-horizontal-align="left" draw:textarea-vertical-align="top" draw:auto-grow-height="true" fo:min-height="4.101cm"/>
      <style:paragraph-properties style:writing-mode="lr-tb"/>
    </style:style>
    <style:style style:name="pr9" style:family="presentation" style:parent-style-name="server_5f_theme-subtitle">
      <style:graphic-properties draw:fill-color="#ffffff" draw:textarea-horizontal-align="left" draw:textarea-vertical-align="top" draw:auto-grow-height="true" fo:min-height="13.889cm"/>
      <style:paragraph-properties style:writing-mode="lr-tb"/>
    </style:style>
    <style:style style:name="pr10" style:family="presentation" style:parent-style-name="server_5f_theme-subtitle">
      <style:graphic-properties draw:fill="solid" draw:fill-color="#5983b0" draw:opacity="25%" draw:textarea-horizontal-align="left" draw:textarea-vertical-align="top" draw:auto-grow-height="true" fo:min-height="14.061cm" draw:shadow-opacity="25%"/>
      <style:paragraph-properties style:writing-mode="lr-tb"/>
    </style:style>
    <style:style style:name="pr11" style:family="presentation" style:parent-style-name="server_5f_theme-subtitle">
      <style:graphic-properties draw:fill="solid" draw:fill-color="#ff3838" draw:opacity="25%" draw:textarea-horizontal-align="left" draw:textarea-vertical-align="top" draw:auto-grow-height="true" fo:min-height="15.093cm" draw:shadow-opacity="25%"/>
      <style:paragraph-properties style:writing-mode="lr-tb"/>
    </style:style>
    <style:style style:name="pr12" style:family="presentation" style:parent-style-name="server_5f_theme-subtitle">
      <style:graphic-properties draw:fill="solid" draw:fill-color="#5983b0" draw:opacity="25%" draw:textarea-horizontal-align="left" draw:textarea-vertical-align="top" draw:auto-grow-height="true" fo:min-height="3.473cm" draw:shadow-opacity="25%"/>
      <style:paragraph-properties style:writing-mode="lr-tb"/>
    </style:style>
    <style:style style:name="pr13" style:family="presentation" style:parent-style-name="server_5f_theme-subtitle">
      <style:graphic-properties draw:fill-color="#ffffff" draw:textarea-horizontal-align="left" draw:textarea-vertical-align="top" draw:auto-grow-height="true" fo:min-height="1.182cm"/>
      <style:paragraph-properties style:writing-mode="lr-tb"/>
    </style:style>
    <style:style style:name="pr14" style:family="presentation" style:parent-style-name="server_5f_theme-subtitle">
      <style:graphic-properties draw:fill-color="#ffffff" draw:textarea-horizontal-align="left" draw:textarea-vertical-align="top" draw:auto-grow-height="true" fo:min-height="0.869cm"/>
      <style:paragraph-properties style:writing-mode="lr-tb"/>
    </style:style>
    <style:style style:name="pr15" style:family="presentation" style:parent-style-name="server_5f_theme-subtitle">
      <style:graphic-properties draw:fill-color="#ffffff" draw:textarea-horizontal-align="left" draw:textarea-vertical-align="top" draw:auto-grow-height="true" fo:min-height="0.928cm"/>
      <style:paragraph-properties style:writing-mode="lr-tb"/>
    </style:style>
    <style:style style:name="pr16" style:family="presentation" style:parent-style-name="server_5f_theme-subtitle">
      <style:graphic-properties draw:fill="solid" draw:fill-color="#ff860d" draw:opacity="25%" draw:textarea-horizontal-align="left" draw:textarea-vertical-align="top" draw:auto-grow-height="true" fo:min-height="9.644cm" draw:shadow-opacity="25%"/>
      <style:paragraph-properties style:writing-mode="lr-tb"/>
    </style:style>
    <style:style style:name="pr17" style:family="presentation" style:parent-style-name="server_5f_theme-subtitle">
      <style:graphic-properties draw:fill="solid" draw:fill-color="#5983b0" draw:opacity="25%" draw:textarea-horizontal-align="left" draw:textarea-vertical-align="top" draw:auto-grow-height="true" fo:min-height="6.096cm" draw:shadow-opacity="25%"/>
      <style:paragraph-properties style:writing-mode="lr-tb"/>
    </style:style>
    <style:style style:name="pr18" style:family="presentation" style:parent-style-name="server_5f_theme-subtitle">
      <style:graphic-properties draw:fill="solid" draw:fill-color="#5983b0" draw:opacity="25%" draw:textarea-horizontal-align="left" draw:textarea-vertical-align="top" draw:auto-grow-height="true" fo:min-height="1.24cm" draw:shadow-opacity="25%"/>
      <style:paragraph-properties style:writing-mode="lr-tb"/>
    </style:style>
    <style:style style:name="pr19" style:family="presentation" style:parent-style-name="server_5f_theme-subtitle">
      <style:graphic-properties draw:fill="solid" draw:fill-color="#ff860d" draw:opacity="25%" draw:textarea-horizontal-align="left" draw:textarea-vertical-align="top" draw:auto-grow-height="true" fo:min-height="1.84cm" draw:shadow-opacity="25%"/>
      <style:paragraph-properties style:writing-mode="lr-tb"/>
    </style:style>
    <style:style style:name="pr20" style:family="presentation" style:parent-style-name="server_5f_theme-subtitle">
      <style:graphic-properties draw:fill="solid" draw:fill-color="#ff860d" draw:opacity="25%" draw:textarea-horizontal-align="left" draw:textarea-vertical-align="top" draw:auto-grow-height="true" fo:min-height="1.737cm" draw:shadow-opacity="25%"/>
      <style:paragraph-properties style:writing-mode="lr-tb"/>
    </style:style>
    <style:style style:name="pr21" style:family="presentation" style:parent-style-name="server_5f_theme-subtitle">
      <style:graphic-properties draw:fill="solid" draw:fill-color="#5983b0" draw:opacity="25%" draw:textarea-horizontal-align="left" draw:textarea-vertical-align="top" draw:auto-grow-height="true" fo:min-height="14.939cm" draw:shadow-opacity="25%"/>
      <style:paragraph-properties style:writing-mode="lr-tb"/>
    </style:style>
    <style:style style:name="pr22" style:family="presentation" style:parent-style-name="server_5f_theme-subtitle">
      <style:graphic-properties draw:fill-color="#ffffff" draw:textarea-horizontal-align="left" draw:textarea-vertical-align="top" draw:auto-grow-height="true" fo:min-height="2.203cm"/>
      <style:paragraph-properties style:writing-mode="lr-tb"/>
    </style:style>
    <style:style style:name="pr23" style:family="presentation" style:parent-style-name="server_5f_theme-subtitle">
      <style:graphic-properties draw:fill="solid" draw:fill-color="#ff860d" draw:opacity="25%" draw:textarea-horizontal-align="left" draw:textarea-vertical-align="top" draw:auto-grow-height="true" fo:min-height="4.628cm" draw:shadow-opacity="25%"/>
      <style:paragraph-properties style:writing-mode="lr-tb"/>
    </style:style>
    <style:style style:name="pr24" style:family="presentation" style:parent-style-name="server_5f_theme-subtitle">
      <style:graphic-properties draw:fill="solid" draw:fill-color="#ff860d" draw:opacity="25%" draw:textarea-horizontal-align="left" draw:textarea-vertical-align="top" draw:auto-grow-height="true" fo:min-height="4.318cm" draw:shadow-opacity="25%"/>
      <style:paragraph-properties style:writing-mode="lr-tb"/>
    </style:style>
    <style:style style:name="pr25" style:family="presentation" style:parent-style-name="server_5f_theme-subtitle">
      <style:graphic-properties draw:fill="solid" draw:fill-color="#cccccc" draw:textarea-horizontal-align="center" draw:textarea-vertical-align="middle" draw:auto-grow-height="true" fo:min-height="0.869cm"/>
      <style:paragraph-properties style:writing-mode="lr-tb"/>
    </style:style>
    <style:style style:name="pr26" style:family="presentation" style:parent-style-name="server_5f_theme-subtitle">
      <style:graphic-properties draw:fill="solid" draw:fill-color="#5983b0" draw:opacity="25%" draw:textarea-horizontal-align="left" draw:textarea-vertical-align="top" draw:auto-grow-height="true" fo:min-height="12.145cm" draw:shadow-opacity="25%"/>
      <style:paragraph-properties style:writing-mode="lr-tb"/>
    </style:style>
    <style:style style:name="pr27" style:family="presentation" style:parent-style-name="server_5f_theme-subtitle">
      <style:graphic-properties draw:fill="solid" draw:fill-color="#ff3838" draw:opacity="25%" draw:textarea-horizontal-align="left" draw:textarea-vertical-align="top" draw:auto-grow-height="true" fo:min-height="12.145cm" draw:shadow-opacity="25%"/>
      <style:paragraph-properties style:writing-mode="lr-tb"/>
    </style:style>
    <style:style style:name="pr28" style:family="presentation" style:parent-style-name="server_5f_theme-subtitle">
      <style:graphic-properties draw:fill="solid" draw:fill-color="#5983b0" draw:opacity="25%" draw:textarea-horizontal-align="left" draw:textarea-vertical-align="top" draw:auto-grow-height="true" fo:min-height="4.341cm" draw:shadow-opacity="25%"/>
      <style:paragraph-properties style:writing-mode="lr-tb"/>
    </style:style>
    <style:style style:name="pr29" style:family="presentation" style:parent-style-name="server_5f_theme-subtitle">
      <style:graphic-properties draw:fill="solid" draw:fill-color="#ff860d" draw:opacity="25%" draw:textarea-horizontal-align="left" draw:textarea-vertical-align="top" draw:auto-grow-height="true" fo:min-height="8.681cm" draw:shadow-opacity="25%"/>
      <style:paragraph-properties style:writing-mode="lr-tb"/>
    </style:style>
    <style:style style:name="pr30" style:family="presentation" style:parent-style-name="server_5f_theme-subtitle">
      <style:graphic-properties draw:fill-color="#ffffff" draw:textarea-horizontal-align="left" draw:textarea-vertical-align="top" draw:auto-grow-height="true" fo:min-height="19.097cm"/>
      <style:paragraph-properties style:writing-mode="lr-tb"/>
    </style:style>
    <style:style style:name="pr31" style:family="presentation" style:parent-style-name="server_5f_theme-subtitle">
      <style:graphic-properties draw:fill="solid" draw:fill-color="#5983b0" draw:opacity="25%" draw:textarea-horizontal-align="left" draw:textarea-vertical-align="top" draw:auto-grow-height="true" fo:min-height="1.778cm" draw:shadow-opacity="25%"/>
    </style:style>
    <style:style style:name="pr32" style:family="presentation" style:parent-style-name="server_5f_theme-subtitle">
      <style:graphic-properties draw:fill="solid" draw:fill-color="#5983b0" draw:opacity="25%" draw:textarea-horizontal-align="left" draw:textarea-vertical-align="top" draw:auto-grow-height="true" fo:min-height="4.882cm" draw:shadow-opacity="25%"/>
    </style:style>
    <style:style style:name="pr33" style:family="presentation" style:parent-style-name="server_5f_theme-subtitle">
      <style:graphic-properties draw:fill="solid" draw:fill-color="#5983b0" draw:opacity="25%" draw:textarea-horizontal-align="left" draw:textarea-vertical-align="top" draw:auto-grow-height="true" fo:min-height="1.162cm" draw:shadow-opacity="25%"/>
    </style:style>
    <style:style style:name="pr34" style:family="presentation" style:parent-style-name="server_5f_theme-title">
      <style:graphic-properties draw:auto-grow-height="true" fo:min-height="2.286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80" fo:font-size="54pt" fo:font-weight="bold" style:font-size-asian="54pt" style:font-weight-asian="bold" style:font-size-complex="54pt" style:font-weight-complex="bold"/>
    </style:style>
    <style:style style:name="P3" style:family="paragraph">
      <loext:graphic-properties draw:fill-color="#ffffff"/>
      <style:paragraph-properties fo:text-align="start" style:writing-mode="lr-tb"/>
      <style:text-properties fo:color="#004586" fo:font-size="36pt" fo:font-weight="bold" fo:background-color="#ff972f" style:font-size-asian="40pt" style:font-weight-asian="bold" style:font-size-complex="40pt" style:font-weight-complex="bold"/>
    </style:style>
    <style:style style:name="P4" style:family="paragraph">
      <loext:graphic-properties draw:fill-color="#ffffff"/>
      <style:paragraph-properties fo:text-align="start" style:writing-mode="lr-tb"/>
      <style:text-properties fo:color="#000080" fo:font-size="26pt" fo:font-weight="bold" style:font-size-asian="26pt" style:font-weight-asian="bold" style:font-size-complex="26pt" style:font-weight-complex="bold"/>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style:paragraph-properties fo:text-align="start" style:writing-mode="lr-tb"/>
    </style:style>
    <style:style style:name="P8" style:family="paragraph">
      <style:paragraph-properties fo:margin-left="0cm" fo:margin-right="0cm" fo:text-align="start" fo:text-indent="0cm"/>
    </style:style>
    <style:style style:name="P9" style:family="paragraph">
      <loext:graphic-properties draw:fill-color="#ffffff"/>
      <style:paragraph-properties fo:text-align="start" style:writing-mode="lr-tb"/>
      <style:text-properties fo:font-size="24pt"/>
    </style:style>
    <style:style style:name="P10" style:family="paragraph">
      <loext:graphic-properties draw:fill-color="#ffffff"/>
      <style:paragraph-properties fo:text-align="start" style:writing-mode="lr-tb"/>
      <style:text-properties fo:font-size="32pt" fo:font-weight="bold" style:font-weight-asian="bold" style:font-weight-complex="bold"/>
    </style:style>
    <style:style style:name="P11" style:family="paragraph">
      <loext:graphic-properties draw:fill="solid" draw:fill-color="#dee6ef"/>
      <style:paragraph-properties fo:margin-left="0cm" fo:margin-right="0cm" fo:text-align="start" fo:text-indent="0cm" style:writing-mode="lr-tb"/>
      <style:text-properties fo:font-size="26pt" fo:font-weight="normal"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color="#ffffff"/>
      <style:paragraph-properties fo:text-align="start" style:writing-mode="lr-tb"/>
      <style:text-properties fo:font-size="32pt"/>
    </style:style>
    <style:style style:name="P14" style:family="paragraph">
      <loext:graphic-properties draw:fill="solid" draw:fill-color="#5983b0" draw:opacity="25%"/>
      <style:paragraph-properties fo:text-align="start" style:writing-mode="lr-tb"/>
      <style:text-properties fo:font-size="32pt"/>
    </style:style>
    <style:style style:name="P15" style:family="paragraph">
      <loext:graphic-properties draw:fill="solid" draw:fill-color="#ff3838" draw:opacity="25%"/>
      <style:paragraph-properties fo:text-align="start" style:writing-mode="lr-tb"/>
      <style:text-properties fo:font-size="32pt"/>
    </style:style>
    <style:style style:name="P16" style:family="paragraph">
      <loext:graphic-properties draw:fill-color="#ffffff"/>
      <style:paragraph-properties fo:text-align="start" style:writing-mode="lr-tb"/>
      <style:text-properties fo:font-size="28pt"/>
    </style:style>
    <style:style style:name="P17" style:family="paragraph">
      <loext:graphic-properties draw:fill="solid" draw:fill-color="#ff860d" draw:opacity="25%"/>
      <style:paragraph-properties fo:text-align="start" style:writing-mode="lr-tb"/>
      <style:text-properties fo:font-size="32pt"/>
    </style:style>
    <style:style style:name="P18" style:family="paragraph">
      <loext:graphic-properties draw:fill="none"/>
      <style:paragraph-properties fo:text-align="center"/>
    </style:style>
    <style:style style:name="P19" style:family="paragraph">
      <loext:graphic-properties draw:fill="solid" draw:fill-color="#cccccc"/>
      <style:paragraph-properties fo:text-align="start" style:writing-mode="lr-tb"/>
      <style:text-properties fo:font-size="32pt"/>
    </style:style>
    <style:style style:name="P20" style:family="paragraph">
      <style:paragraph-properties fo:text-align="center"/>
    </style:style>
    <style:style style:name="P21" style:family="paragraph">
      <loext:graphic-properties draw:fill="solid" draw:fill-color="#cccccc"/>
      <style:paragraph-properties fo:text-align="center" style:writing-mode="lr-tb"/>
      <style:text-properties fo:font-size="32pt"/>
    </style:style>
    <style:style style:name="P22" style:family="paragraph">
      <style:paragraph-properties fo:text-align="center" style:writing-mode="lr-tb"/>
      <style:text-properties fo:color="#000080" fo:font-size="44pt" fo:font-weight="bold" style:font-size-asian="44pt" style:font-weight-asian="bold" style:font-size-complex="44pt" style:font-weight-complex="bold"/>
    </style:style>
    <style:style style:name="P23" style:family="paragraph">
      <loext:graphic-properties draw:fill-color="#ffffff"/>
      <style:paragraph-properties fo:text-align="start" style:writing-mode="lr-tb"/>
      <style:text-properties fo:font-size="22pt"/>
    </style:style>
    <style:style style:name="P24" style:family="paragraph">
      <style:paragraph-properties fo:text-align="center" style:writing-mode="lr-tb"/>
      <style:text-properties fo:color="#000080" fo:font-size="18pt" fo:font-weight="bold" style:font-size-asian="18pt" style:font-weight-asian="bold" style:font-size-complex="18pt" style:font-weight-complex="bold"/>
    </style:style>
    <style:style style:name="T1" style:family="text">
      <style:text-properties fo:color="#000080" fo:font-size="54pt" fo:font-weight="bold" style:font-size-asian="54pt" style:font-weight-asian="bold" style:font-size-complex="54pt" style:font-weight-complex="bold"/>
    </style:style>
    <style:style style:name="T2" style:family="text">
      <style:text-properties fo:font-size="36pt" fo:font-weight="bold" fo:background-color="#ff972f" style:font-weight-asian="bold" style:font-weight-complex="bold"/>
    </style:style>
    <style:style style:name="T3" style:family="text">
      <style:text-properties fo:color="#000080" fo:font-size="26pt" fo:font-weight="bold" style:font-size-asian="26pt" style:font-weight-asian="bold" style:font-size-complex="26pt" style:font-weight-complex="bold"/>
    </style:style>
    <style:style style:name="T4" style:family="text">
      <style:text-properties fo:font-size="24pt"/>
    </style:style>
    <style:style style:name="T5" style:family="text">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WenQuanYi Zen Hei Sharp"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32pt" fo:font-weight="bold" style:font-weight-asian="bold" style:font-weight-complex="bold"/>
    </style:style>
    <style:style style:name="T7" style:family="text">
      <style:text-properties fo:font-size="26pt" fo:font-weight="normal" style:font-weight-asian="normal" style:font-weight-complex="normal"/>
    </style:style>
    <style:style style:name="T8" style:family="text">
      <style:text-properties fo:font-size="20pt"/>
    </style:style>
    <style:style style:name="T9" style:family="text">
      <style:text-properties fo:font-size="28pt"/>
    </style:style>
    <style:style style:name="T10" style:family="text">
      <style:text-properties style:use-window-font-color="true" style:text-outline="false" style:text-line-through-style="none" style:text-line-through-type="none" style:font-name="Liberation Sans" fo:font-size="22pt" fo:font-style="normal" fo:text-shadow="none" style:text-underline-style="none" fo:font-weight="normal" style:letter-kerning="true" style:font-name-asian="WenQuanYi Zen Hei Sharp"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color="#000080" fo:font-size="44pt" fo:font-weight="bold" style:font-size-asian="44pt" style:font-weight-asian="bold" style:font-size-complex="44pt" style:font-weight-complex="bold"/>
    </style:style>
    <style:style style:name="T12" style:family="text">
      <style:text-properties fo:font-size="22pt"/>
    </style:style>
    <style:style style:name="T13" style:family="text">
      <style:text-properties fo:font-size="22pt" fo:font-weight="bold" style:font-weight-asian="bold" style:font-weight-complex="bold"/>
    </style:style>
    <style:style style:name="T14" style:family="text">
      <style:text-properties fo:font-size="22pt" fo:font-weight="normal" style:font-weight-asian="normal" style:font-weight-complex="normal"/>
    </style:style>
    <style:style style:name="T15" style:family="text">
      <style:text-properties fo:color="#00008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server_5f_theme" presentation:presentation-page-layout-name="AL1T0">
        <office:forms form:automatic-focus="false" form:apply-design-mode="false"/>
        <draw:frame presentation:style-name="pr1" draw:text-style-name="P2" draw:layer="layout" svg:width="18.542cm" svg:height="3.556cm" svg:x="0.508cm" svg:y="9.398cm" presentation:class="title" presentation:user-transformed="true">
          <draw:text-box>
            <text:p text:style-name="P1"><text:span text:style-name="T1">PROJECT ONE</text:span></text:p>
          </draw:text-box>
        </draw:frame>
        <draw:frame presentation:style-name="pr2" draw:text-style-name="P3" draw:layer="layout" svg:width="24.639cm" svg:height="16.255cm" svg:x="0.762cm" svg:y="5.081cm" presentation:class="subtitle" presentation:user-transformed="true">
          <draw:text-box>
            <text:p><text:span text:style-name="T2"><text:s/></text:span><text:span text:style-name="T2">HISTORICAL STOCK DATA API </text:span></text:p>
          </draw:text-box>
        </draw:frame>
        <draw:frame presentation:style-name="pr3" draw:text-style-name="P4" draw:layer="layout" svg:width="24.639cm" svg:height="2.846cm" svg:x="0.507cm" svg:y="14.172cm">
          <draw:text-box>
            <text:p text:style-name="P1"><text:span text:style-name="T3">Presenter: Nicholas Wagner</text:span></text:p>
            <text:p text:style-name="P1"><text:span text:style-name="T3">Organization: Javatures</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4" draw:text-style-name="P6" draw:layer="layout" svg:width="17.271cm" svg:height="12.572cm" svg:x="2.159cm" svg:y="13.271cm" presentation:class="notes">
            <draw:text-box>
              <text:p text:style-name="P5">Hello, my name is Nicholas Wagner</text:p>
              <text:p text:style-name="P5">Welcome to my presenation on Project One,</text:p>
              <text:p text:style-name="P5">An Historical Stock Data API</text:p>
            </draw:text-box>
          </draw:frame>
        </presentation:notes>
      </draw:page>
      <draw:page draw:name="page2" draw:style-name="dp3" draw:master-page-name="server_5f_theme" presentation:presentation-page-layout-name="AL1T0">
        <office:forms form:automatic-focus="false" form:apply-design-mode="false"/>
        <draw:frame presentation:style-name="pr5" draw:text-style-name="P7" draw:layer="layout" svg:width="25.199cm" svg:height="3.506cm" svg:x="0.201cm" svg:y="0.05cm" presentation:class="title" presentation:user-transformed="true">
          <draw:text-box>
            <text:p text:style-name="P1"><text:s text:c="2"/>HISTORICAL STOCK DATA API</text:p>
          </draw:text-box>
        </draw:frame>
        <draw:frame presentation:style-name="pr6" draw:text-style-name="P9" draw:layer="layout" svg:width="26.924cm" svg:height="13.217cm" svg:x="0.508cm" svg:y="10.241cm" presentation:class="subtitle" presentation:user-transformed="true">
          <draw:text-box>
            <text:p><text:span text:style-name="T4">- Complete Login Experience</text:span></text:p>
            <text:p><text:span text:style-name="T4"><text:tab/></text:span><text:span text:style-name="T4">– </text:span><text:span text:style-name="T4">Authentication &amp; Authorization</text:span></text:p>
            <text:p><text:span text:style-name="T4"><text:tab/></text:span><text:span text:style-name="T4">– </text:span><text:span text:style-name="T4">Email forgotten username, temporary password</text:span></text:p>
            <text:p><text:span text:style-name="T5"><text:tab/></text:span><text:span text:style-name="T4">– </text:span><text:span text:style-name="T4">Logout</text:span></text:p>
            <text:p><text:span text:style-name="T4">- Single Page Application</text:span></text:p>
            <text:p><text:span text:style-name="T4">- Persistent PostgreSQL DB on Amazon RDS</text:span></text:p>
            <text:p><text:span text:style-name="T4">- Almost conforms to Model-View-Controller architecture </text:span></text:p>
            <text:p><text:span text:style-name="T4"><text:s text:c="2"/></text:span><text:span text:style-name="T4">(The layers can be clearly distinguished in the code but could be </text:span></text:p>
            <text:p><text:span text:style-name="T4"><text:s/></text:span><text:span text:style-name="T4"><text:tab/></text:span><text:span text:style-name="T4">further separated in future iterations for being worked on as a team)</text:span></text:p>
            <text:p><text:span text:style-name="T4">- Uses Jetty server with SSL (Gradle with Gretty Plugin)</text:span></text:p>
            <text:p><text:span text:style-name="T4"/></text:p>
            <text:p text:style-name="P8"><text:span text:style-name="T4"/></text:p>
            <text:p><text:span text:style-name="T4"/></text:p>
            <text:p><text:span text:style-name="T4"/></text:p>
          </draw:text-box>
        </draw:frame>
        <draw:frame presentation:style-name="pr7" draw:text-style-name="P10" draw:layer="layout" svg:width="26.924cm" svg:height="1.437cm" svg:x="0.508cm" svg:y="4.405cm">
          <draw:text-box>
            <text:p><text:span text:style-name="T6">NOTABLE FEATURES:</text:span></text:p>
          </draw:text-box>
        </draw:frame>
        <draw:frame presentation:style-name="pr8" draw:text-style-name="P11" draw:layer="layout" svg:width="26.924cm" svg:height="4.101cm" svg:x="0.508cm" svg:y="6.106cm">
          <draw:text-box>
            <text:p text:style-name="P8"><text:span text:style-name="T7">- Admin Users can store Historical Stock Data in a database</text:span></text:p>
            <text:p text:style-name="P8"><text:span text:style-name="T7"/></text:p>
            <text:p text:style-name="P8"><text:span text:style-name="T7">- End Users can retrieve Historical Stock Data from the database</text:span></text:p>
            <text:p text:style-name="P8"><text:span text:style-name="T7"/></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text-style-name="P12" draw:layer="layout" svg:width="17.271cm" svg:height="12.572cm" svg:x="2.159cm" svg:y="13.271cm" presentation:class="notes" presentation:user-transformed="true">
            <draw:text-box>
              <text:p>The Historical Stock Data API has some notable features. First and foremost, it allows Admin Users to store Historical Stock Data in a database and End Users to retrieve that data.</text:p>
              <text:p/>
              <text:p>It also features a complete Login experience. Users are authenticated and have separate functionality depending on their authorization, and forgotten usernames and temporary passwords can be emailed to forgetful users.</text:p>
              <text:p>It features a single page website</text:p>
              <text:p/>
            </draw:text-box>
          </draw:frame>
        </presentation:notes>
      </draw:page>
      <draw:page draw:name="Slide" draw:style-name="dp3" draw:master-page-name="server_5f_theme" presentation:presentation-page-layout-name="AL1T0">
        <office:forms form:automatic-focus="false" form:apply-design-mode="false"/>
        <draw:frame presentation:style-name="pr5" draw:text-style-name="P7" draw:layer="layout" svg:width="25.199cm" svg:height="3.506cm" svg:x="0.201cm" svg:y="0.05cm" presentation:class="title" presentation:user-transformed="true">
          <draw:text-box>
            <text:p text:style-name="P1"><text:s text:c="2"/>WHO ARE THE USERS?</text:p>
          </draw:text-box>
        </draw:frame>
        <draw:frame presentation:style-name="pr9" draw:text-style-name="P13" draw:layer="layout" svg:width="24.639cm" svg:height="13.889cm" svg:x="1.4cm" svg:y="4.914cm" presentation:class="subtitle" presentation:user-transformed="true">
          <draw:text-box>
            <text:p>USER TYPES:</text:p>
            <text:p/>
            <text:p>1. END USERS: </text:p>
            <text:p>End Users want access to the historical stock data for back-testing models, etc.</text:p>
            <text:p/>
            <text:p>2. ADMIN USERS:</text:p>
            <text:p>Want to store and provide historical stock data, but limit access so their server is not overwhelmed. (or perhaps to sell access to the data)</text:p>
            <text:p/>
            <text:p>SOLUTION: SESSION MANAGEMENT</text:p>
            <text:p>End Users use session tokens to access the data via the API </text:p>
            <text:p>- sessions expire</text:p>
            <text:p>- number of sessions per user can be limited</text:p>
            <text:p>- number of requests per session can be limited</text:p>
            <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12" draw:layer="layout" svg:width="17.271cm" svg:height="12.572cm" svg:x="2.159cm" svg:y="13.271cm" presentation:class="notes">
            <draw:text-box>
              <text:p text:style-name="P5"><text:span text:style-name="T8">There are two user types:</text:span></text:p>
              <text:p text:style-name="P5"><text:span text:style-name="T8">End Users and Admin Users</text:span></text:p>
              <text:p text:style-name="P5"><text:span text:style-name="T8"/></text:p>
              <text:p text:style-name="P5"><text:span text:style-name="T8"/></text:p>
              <text:p text:style-name="P5"><text:span text:style-name="T8">The Solution is to use session management.</text:span></text:p>
              <text:p text:style-name="P5"><text:span text:style-name="T8">End Users use session tokens to access the data via the API</text:span></text:p>
              <text:p text:style-name="P5"><text:span text:style-name="T8"/></text:p>
              <text:p text:style-name="P5"><text:span text:style-name="T8"/></text:p>
            </draw:text-box>
          </draw:frame>
        </presentation:notes>
      </draw:page>
      <draw:page draw:name="page4" draw:style-name="dp3" draw:master-page-name="server_5f_theme" presentation:presentation-page-layout-name="AL1T0">
        <office:forms form:automatic-focus="false" form:apply-design-mode="false"/>
        <draw:frame presentation:style-name="pr10" draw:text-style-name="P14" draw:layer="layout" svg:width="15.748cm" svg:height="14.061cm" svg:x="11.938cm" svg:y="5.127cm">
          <draw:text-box>
            <text:p><text:s text:c="3"/></text:p>
          </draw:text-box>
        </draw:frame>
        <draw:frame presentation:style-name="pr11" draw:text-style-name="P15" draw:layer="layout" svg:width="10.006cm" svg:height="15.093cm" svg:x="0.408cm" svg:y="5.127cm">
          <draw:text-box>
            <text:p><text:s text:c="3"/></text:p>
          </draw:text-box>
        </draw:frame>
        <draw:frame presentation:style-name="pr5" draw:text-style-name="P7" draw:layer="layout" svg:width="25.199cm" svg:height="3.506cm" svg:x="0.201cm" svg:y="0.05cm" presentation:class="title" presentation:user-transformed="true">
          <draw:text-box>
            <text:p text:style-name="P1"><text:s text:c="2"/>API PROCESS EXAMPLE</text:p>
          </draw:text-box>
        </draw:frame>
        <draw:frame presentation:style-name="pr12" draw:text-style-name="P14" draw:layer="layout" svg:width="9.144cm" svg:height="3.473cm" svg:x="0.762cm" svg:y="6.112cm" presentation:class="subtitle" presentation:user-transformed="true">
          <draw:text-box>
            <text:p><text:s/>1a. JS Automatically</text:p>
            <text:p><text:s/>Starts Login View with:</text:p>
            <text:p><text:s text:c="2"/>GET request</text:p>
            <text:p><text:s/>{ code : “login” } </text:p>
          </draw:text-box>
        </draw:frame>
        <draw:frame presentation:style-name="pr13" draw:text-style-name="P16" draw:layer="layout" svg:width="25.679cm" svg:height="1.182cm" svg:x="0.483cm" svg:y="3.644cm">
          <draw:text-box>
            <text:p><text:span text:style-name="T9">I. LOGIN STAGE – BOTH USER TYPES START HERE</text:span></text:p>
          </draw:text-box>
        </draw:frame>
        <draw:frame presentation:style-name="pr14" draw:text-style-name="P13" draw:layer="layout" svg:width="7.874cm" svg:height="0.869cm" svg:x="1.362cm" svg:y="5.181cm">
          <draw:text-box>
            <text:p>CLIENT (BROWSER) </text:p>
          </draw:text-box>
        </draw:frame>
        <draw:frame presentation:style-name="pr15" draw:text-style-name="P13" draw:layer="layout" svg:width="8.506cm" svg:height="0.928cm" svg:x="17.956cm" svg:y="5.122cm">
          <draw:text-box>
            <text:p>SERVER</text:p>
          </draw:text-box>
        </draw:frame>
        <draw:frame presentation:style-name="pr16" draw:text-style-name="P17" draw:layer="layout" svg:width="14.986cm" svg:height="9.644cm" svg:x="12.446cm" svg:y="6.104cm">
          <draw:text-box>
            <text:p><text:s/>Url: “/login”</text:p>
            <text:p><text:s/>LoginServlet.java</text:p>
            <text:p><text:s/>1b. response:</text:p>
            <text:p><text:s/>Resources* to generate Login View</text:p>
            <text:p>(no “API data” in response)</text:p>
            <text:p/>
            <text:p><text:s/>2b. Validate User</text:p>
            <text:p><text:s/>Forward Admin<text:tab/><text:tab/>Forward End User</text:p>
            <text:p><text:s/>User request<text:tab/><text:tab/><text:tab/>request to “/user”,</text:p>
            <text:p><text:span text:style-name="T10"><text:s/></text:span><text:span text:style-name="T10">to “/admin”,</text:span><text:span text:style-name="T10"><text:tab/></text:span><text:span text:style-name="T10"><text:tab/></text:span><text:span text:style-name="T10"><text:tab/></text:span>UserServlet.java</text:p>
            <text:p><text:s/>AdminServlet.java</text:p>
          </draw:text-box>
        </draw:frame>
        <draw:frame presentation:style-name="pr17" draw:text-style-name="P14" draw:layer="layout" svg:width="8.99cm" svg:height="6.096cm" svg:x="0.861cm" svg:y="11.568cm">
          <draw:text-box>
            <text:p><text:s/>2a. Make Login Request:</text:p>
            <text:p><text:s/>POST request</text:p>
            <text:p><text:s/>{ code : “login”,</text:p>
            <text:p><text:s text:c="2"/>username: &lt;username&gt;,</text:p>
            <text:p><text:s text:c="2"/>password: &lt;password&gt; }</text:p>
            <text:p>*API actually starts here</text:p>
            <text:p><text:s/>if not using browser </text:p>
          </draw:text-box>
        </draw:frame>
        <draw:line draw:style-name="gr2" draw:text-style-name="P18" draw:layer="layout" svg:x1="8.382cm" svg:y1="6.612cm" svg:x2="12.446cm" svg:y2="6.612cm">
          <text:p/>
        </draw:line>
        <draw:line draw:style-name="gr2" draw:text-style-name="P18" draw:layer="layout" svg:x1="12.446cm" svg:y1="8.382cm" svg:x2="9.906cm" svg:y2="9.906cm">
          <text:p/>
        </draw:line>
        <draw:frame presentation:style-name="pr18" draw:text-style-name="P14" draw:layer="layout" svg:width="9.144cm" svg:height="1.24cm" svg:x="0.762cm" svg:y="9.612cm">
          <draw:text-box>
            <text:p><text:s/>1c. Generate Login View </text:p>
          </draw:text-box>
        </draw:frame>
        <draw:line draw:style-name="gr2" draw:text-style-name="P18" draw:layer="layout" svg:x1="9.851cm" svg:y1="11.776cm" svg:x2="12.446cm" svg:y2="10.16cm">
          <text:p/>
        </draw:line>
        <draw:frame presentation:style-name="pr19" draw:text-style-name="P17" draw:layer="layout" svg:width="6.604cm" svg:height="1.84cm" svg:x="20.574cm" svg:y="16.764cm">
          <draw:text-box>
            <text:p><text:s/>Url: “/user”</text:p>
            <text:p><text:s/>UserServlet.java</text:p>
          </draw:text-box>
        </draw:frame>
        <draw:frame presentation:style-name="pr20" draw:text-style-name="P17" draw:layer="layout" svg:width="6.604cm" svg:height="1.737cm" svg:x="13.162cm" svg:y="16.826cm">
          <draw:text-box>
            <text:p><text:s/>Url: “/admin”</text:p>
            <text:p><text:s/>AdminServlet.java</text:p>
          </draw:text-box>
        </draw:frame>
        <draw:line draw:style-name="gr2" draw:text-style-name="P18" draw:layer="layout" svg:x1="18.276cm" svg:y1="15.716cm" svg:x2="18.276cm" svg:y2="16.864cm">
          <text:p/>
        </draw:line>
        <draw:line draw:style-name="gr2" draw:text-style-name="P18" draw:layer="layout" svg:x1="25.176cm" svg:y1="15.116cm" svg:x2="25.176cm" svg:y2="16.964cm">
          <text:p/>
        </draw:line>
        <draw:frame presentation:style-name="pr13" draw:text-style-name="P9" draw:layer="layout" svg:width="12.73cm" svg:height="1.182cm" svg:x="11.908cm" svg:y="19.188cm">
          <draw:text-box>
            <text:p><text:span text:style-name="T4">CONCLUDES ON NEXT SLIDE</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4" draw:text-style-name="P12" draw:layer="layout" svg:width="17.271cm" svg:height="17.315cm" svg:x="2.159cm" svg:y="13.271cm" presentation:class="notes" presentation:user-transformed="true">
            <draw:text-box>
              <text:p text:style-name="P5"><text:span text:style-name="T8">Next we’ll follow an example of the API Process.</text:span></text:p>
              <text:p text:style-name="P5"><text:span text:style-name="T8"/></text:p>
              <text:p text:style-name="P5"><text:span text:style-name="T8">For both user types, the process starts with the LOGIN Stage. When the browser navigates to the site and the html and other resources are first loaded(1a), a javascript function automatically sends a GET request to the /login url. The LoginServlet handles the request and sends a response containing the necessary resources to load the Login View (1b). Finally, in 1c, the browser generates the Login View.</text:span></text:p>
              <text:p text:style-name="P5"><text:span text:style-name="T8"/></text:p>
              <text:p text:style-name="P5"><text:span text:style-name="T8">Next, the user makes a Login request using a Post request with their username and password (2a). The LoginServlet processes the request (2b). If the user is validated and determined to be an Admin, the request is forwarded to the /admin Url to be processed by the AdminServlet. If the user is determined to be an End User, the request is forwarded to the /user url to be processed by the UserServlet.</text:span></text:p>
              <text:p text:style-name="P5"><text:span text:style-name="T8"/></text:p>
              <text:p text:style-name="P5"><text:span text:style-name="T8"/></text:p>
            </draw:text-box>
          </draw:frame>
        </presentation:notes>
      </draw:page>
      <draw:page draw:name="page5" draw:style-name="dp3" draw:master-page-name="server_5f_theme" presentation:presentation-page-layout-name="AL1T0">
        <office:forms form:automatic-focus="false" form:apply-design-mode="false"/>
        <draw:frame presentation:style-name="pr21" draw:text-style-name="P14" draw:layer="layout" svg:width="15.748cm" svg:height="14.939cm" svg:x="11.938cm" svg:y="5.127cm">
          <draw:text-box>
            <text:p><text:s text:c="3"/></text:p>
          </draw:text-box>
        </draw:frame>
        <draw:frame presentation:style-name="pr11" draw:text-style-name="P15" draw:layer="layout" svg:width="10.006cm" svg:height="15.093cm" svg:x="0.408cm" svg:y="5.127cm">
          <draw:text-box>
            <text:p><text:s text:c="3"/></text:p>
          </draw:text-box>
        </draw:frame>
        <draw:frame presentation:style-name="pr5" draw:text-style-name="P7" draw:layer="layout" svg:width="25.199cm" svg:height="3.506cm" svg:x="0.201cm" svg:y="0.05cm" presentation:class="title" presentation:user-transformed="true">
          <draw:text-box>
            <text:p text:style-name="P1"><text:s text:c="2"/>API PROCESS EXAMPLE</text:p>
          </draw:text-box>
        </draw:frame>
        <draw:frame presentation:style-name="pr12" draw:text-style-name="P14" draw:layer="layout" svg:width="9.144cm" svg:height="3.473cm" svg:x="0.762cm" svg:y="7.512cm" presentation:class="subtitle" presentation:user-transformed="true">
          <draw:text-box>
            <text:p><text:s/>2d. Generate User View </text:p>
            <text:p><text:s/>with Sessions data and </text:p>
            <text:p><text:s/>Ticker data provided <text:s/></text:p>
            <text:p><text:s/>resources </text:p>
          </draw:text-box>
        </draw:frame>
        <draw:frame presentation:style-name="pr22" draw:text-style-name="P16" draw:layer="layout" svg:width="26.695cm" svg:height="2.203cm" svg:x="0.483cm" svg:y="3.644cm">
          <draw:text-box>
            <text:p><text:span text:style-name="T9">I. LOGIN STAGE – CONCLUSION (*passing authentication)</text:span></text:p>
          </draw:text-box>
        </draw:frame>
        <draw:frame presentation:style-name="pr14" draw:text-style-name="P13" draw:layer="layout" svg:width="7.874cm" svg:height="0.869cm" svg:x="1.362cm" svg:y="5.181cm">
          <draw:text-box>
            <text:p>CLIENT (BROWSER) </text:p>
          </draw:text-box>
        </draw:frame>
        <draw:frame presentation:style-name="pr15" draw:text-style-name="P13" draw:layer="layout" svg:width="8.506cm" svg:height="0.928cm" svg:x="17.956cm" svg:y="5.122cm">
          <draw:text-box>
            <text:p>SERVER</text:p>
          </draw:text-box>
        </draw:frame>
        <draw:frame presentation:style-name="pr12" draw:text-style-name="P14" draw:layer="layout" svg:width="8.99cm" svg:height="3.473cm" svg:x="0.762cm" svg:y="15.975cm">
          <draw:text-box>
            <text:p><text:s/>2d. Generate Admin </text:p>
            <text:p><text:s/>View with provided </text:p>
            <text:p><text:s/>resources</text:p>
          </draw:text-box>
        </draw:frame>
        <draw:line draw:style-name="gr2" draw:text-style-name="P18" draw:layer="layout" svg:x1="13.716cm" svg:y1="8.382cm" svg:x2="9.398cm" svg:y2="8.382cm">
          <text:p/>
        </draw:line>
        <draw:frame presentation:style-name="pr23" draw:text-style-name="P17" draw:layer="layout" svg:width="13.462cm" svg:height="4.628cm" svg:x="13.716cm" svg:y="6.194cm">
          <draw:text-box>
            <text:p><text:s/>Url: “/user”</text:p>
            <text:p><text:s/>UserServlet.java</text:p>
            <text:p><text:s/>2c.(cont.) response:</text:p>
            <text:p><text:s/>Sessions data, Ticker data,</text:p>
            <text:p><text:s/>and resources to generate User View </text:p>
          </draw:text-box>
        </draw:frame>
        <draw:frame presentation:style-name="pr24" draw:text-style-name="P17" draw:layer="layout" svg:width="14.478cm" svg:height="4.318cm" svg:x="12.446cm" svg:y="14.478cm">
          <draw:text-box>
            <text:p><text:s/>Url: “/admin”</text:p>
            <text:p><text:s/>AdminServlet.java</text:p>
            <text:p><text:s/>2c.(cont.) response:</text:p>
            <text:p><text:s/>Resources to generate Admin View </text:p>
          </draw:text-box>
        </draw:frame>
        <draw:line draw:style-name="gr3" draw:text-style-name="P18" draw:layer="layout" svg:x1="0.408cm" svg:y1="12.7cm" svg:x2="27.686cm" svg:y2="12.7cm">
          <text:p/>
        </draw:line>
        <draw:frame presentation:style-name="pr25" draw:text-style-name="P19" draw:layer="layout" svg:width="6.604cm" svg:height="0.869cm" svg:x="8.128cm" svg:y="11.282cm">
          <draw:text-box>
            <text:p>END USER</text:p>
          </draw:text-box>
        </draw:frame>
        <draw:frame presentation:style-name="pr25" draw:text-style-name="P21" draw:layer="layout" svg:width="6.604cm" svg:height="0.869cm" svg:x="8.128cm" svg:y="13.283cm">
          <draw:text-box>
            <text:p text:style-name="P20">ADMIN USER</text:p>
          </draw:text-box>
        </draw:frame>
        <draw:line draw:style-name="gr2" draw:text-style-name="P18" draw:layer="layout" svg:x1="12.417cm" svg:y1="16.69cm" svg:x2="8.607cm" svg:y2="16.69cm">
          <text:p/>
        </draw:lin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text-style-name="P12" draw:layer="layout" svg:width="17.271cm" svg:height="12.572cm" svg:x="2.159cm" svg:y="13.271cm" presentation:class="notes">
            <draw:text-box>
              <text:p text:style-name="P5"><text:span text:style-name="T8">Here we have the Login Stage conclusion, assuming the user has passed authentication. If the user is an End User, shown in the upper half of the slide, the UserServlet responds with Sessions data, Ticker data as well as resources necessary to generate the User View. Sessions data is important because the user needs it to access the data via the API and Ticker data is important because it lets the user know which stock tickers have historical data available.</text:span></text:p>
              <text:p text:style-name="P5"><text:span text:style-name="T8"/></text:p>
              <text:p text:style-name="P5"><text:span text:style-name="T8">For Admin Users, shown in the bottom half of the slide, the AdminServlet responds with resources for generating the Admin View</text:span></text:p>
            </draw:text-box>
          </draw:frame>
        </presentation:notes>
      </draw:page>
      <draw:page draw:name="page6" draw:style-name="dp3" draw:master-page-name="server_5f_theme" presentation:presentation-page-layout-name="AL1T0">
        <office:forms form:automatic-focus="false" form:apply-design-mode="false"/>
        <draw:frame presentation:style-name="pr26" draw:text-style-name="P14" draw:layer="layout" svg:width="15.748cm" svg:height="12.145cm" svg:x="11.938cm" svg:y="5.127cm">
          <draw:text-box>
            <text:p><text:s text:c="3"/></text:p>
          </draw:text-box>
        </draw:frame>
        <draw:frame presentation:style-name="pr27" draw:text-style-name="P15" draw:layer="layout" svg:width="10.006cm" svg:height="12.145cm" svg:x="0.408cm" svg:y="5.127cm">
          <draw:text-box>
            <text:p><text:s text:c="3"/></text:p>
          </draw:text-box>
        </draw:frame>
        <draw:frame presentation:style-name="pr5" draw:text-style-name="P7" draw:layer="layout" svg:width="25.199cm" svg:height="3.506cm" svg:x="0.201cm" svg:y="0.05cm" presentation:class="title" presentation:user-transformed="true">
          <draw:text-box>
            <text:p text:style-name="P1"><text:s text:c="2"/>API PROCESS EXAMPLE</text:p>
          </draw:text-box>
        </draw:frame>
        <draw:frame presentation:style-name="pr28" draw:text-style-name="P14" draw:layer="layout" svg:width="9.144cm" svg:height="4.341cm" svg:x="0.762cm" svg:y="7.312cm" presentation:class="subtitle" presentation:user-transformed="true">
          <draw:text-box>
            <text:p><text:s/>1a. GET request</text:p>
            <text:p>{ code : “data”,</text:p>
            <text:p><text:s text:c="2"/>sessionid : &lt;sessionid&gt;,</text:p>
            <text:p><text:s text:c="2"/>username: &lt;username&gt;,</text:p>
            <text:p><text:s text:c="2"/>ticker: &lt;ticker&gt; }</text:p>
          </draw:text-box>
        </draw:frame>
        <draw:frame presentation:style-name="pr13" draw:text-style-name="P16" draw:layer="layout" svg:width="25.679cm" svg:height="1.182cm" svg:x="0.483cm" svg:y="3.644cm">
          <draw:text-box>
            <text:p><text:span text:style-name="T9">II. USER STAGE – END USERS</text:span></text:p>
          </draw:text-box>
        </draw:frame>
        <draw:frame presentation:style-name="pr14" draw:text-style-name="P13" draw:layer="layout" svg:width="7.874cm" svg:height="0.869cm" svg:x="1.362cm" svg:y="5.181cm">
          <draw:text-box>
            <text:p>CLIENT (BROWSER) </text:p>
          </draw:text-box>
        </draw:frame>
        <draw:frame presentation:style-name="pr15" draw:text-style-name="P13" draw:layer="layout" svg:width="8.506cm" svg:height="0.928cm" svg:x="17.956cm" svg:y="5.122cm">
          <draw:text-box>
            <text:p>SERVER</text:p>
          </draw:text-box>
        </draw:frame>
        <draw:frame presentation:style-name="pr12" draw:text-style-name="P14" draw:layer="layout" svg:width="8.99cm" svg:height="3.473cm" svg:x="0.762cm" svg:y="12.713cm">
          <draw:text-box>
            <text:p><text:s/>1b. Update User </text:p>
            <text:p><text:s/>View with provided data </text:p>
            <text:p><text:s/>and resources.</text:p>
          </draw:text-box>
        </draw:frame>
        <draw:line draw:style-name="gr2" draw:text-style-name="P18" draw:layer="layout" svg:x1="8.836cm" svg:y1="8.058cm" svg:x2="13.662cm" svg:y2="8.058cm">
          <text:p/>
        </draw:line>
        <draw:frame presentation:style-name="pr29" draw:text-style-name="P17" draw:layer="layout" svg:width="13.462cm" svg:height="8.681cm" svg:x="13.716cm" svg:y="7.494cm">
          <draw:text-box>
            <text:p><text:s/>Url: “/api”</text:p>
            <text:p><text:s/>ApiServlet.java</text:p>
            <text:p/>
            <text:p><text:s/>1. response:</text:p>
            <text:p><text:s/>Sessions data, Ticker data,</text:p>
            <text:p><text:s/>and most importantly,</text:p>
            <text:p><text:s/>Historical Stock Data, </text:p>
            <text:p><text:s/>as well as resources </text:p>
            <text:p><text:s/>to update the User View </text:p>
          </draw:text-box>
        </draw:frame>
        <draw:line draw:style-name="gr2" draw:text-style-name="P18" draw:layer="layout" svg:x1="13.716cm" svg:y1="11.176cm" svg:x2="9.752cm" svg:y2="13.392cm">
          <text:p/>
        </draw:lin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text-style-name="P12" draw:layer="layout" svg:width="17.271cm" svg:height="12.572cm" svg:x="2.159cm" svg:y="13.271cm" presentation:class="notes">
            <draw:text-box>
              <text:p text:style-name="P5"><text:span text:style-name="T8">Continuing the API example for End Users, we next have the User Stage. Here, the user makes a Get request with the relevant information to the /api url, where the ApiServlet processes the information. If the information checks out, the ApiServlet responds with Sessions data, Ticker Data, most importantly, the Historical Stock Data the user wanted, as well as resources for updating the User View.</text:span></text:p>
              <text:p text:style-name="P5"><text:span text:style-name="T8"/></text:p>
              <text:p text:style-name="P5"><text:span text:style-name="T8">Then the User View dynamically updates itself to display the updated session data, ticker data, and historical stock data.</text:span></text:p>
            </draw:text-box>
          </draw:frame>
        </presentation:notes>
      </draw:page>
      <draw:page draw:name="page7" draw:style-name="dp4" draw:master-page-name="server_5f_theme" presentation:presentation-page-layout-name="AL2T32">
        <office:forms form:automatic-focus="false" form:apply-design-mode="false"/>
        <draw:frame presentation:style-name="pr1" draw:text-style-name="P22" draw:layer="layout" svg:width="25.908cm" svg:height="3.556cm" svg:x="1.016cm" svg:y="10.414cm" presentation:class="title" presentation:user-transformed="true">
          <draw:text-box>
            <text:p text:style-name="P20"><text:span text:style-name="T11">DEMO TIME</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text-style-name="P12" draw:layer="layout" svg:width="17.271cm" svg:height="12.572cm" svg:x="2.159cm" svg:y="13.271cm" presentation:class="notes" presentation:placeholder="true">
            <draw:text-box/>
          </draw:frame>
        </presentation:notes>
      </draw:page>
      <draw:page draw:name="page8" draw:style-name="dp3" draw:master-page-name="server_5f_theme" presentation:presentation-page-layout-name="AL1T0">
        <office:forms form:automatic-focus="false" form:apply-design-mode="false"/>
        <draw:frame presentation:style-name="pr5" draw:text-style-name="P7" draw:layer="layout" svg:width="25.199cm" svg:height="3.506cm" svg:x="0.201cm" svg:y="0.05cm" presentation:class="title" presentation:user-transformed="true">
          <draw:text-box>
            <text:p text:style-name="P1"><text:s/>NOTABLE DESIGN FEATURES:</text:p>
          </draw:text-box>
        </draw:frame>
        <draw:frame presentation:style-name="pr30" draw:text-style-name="P23" draw:layer="layout" svg:width="26.924cm" svg:height="19.097cm" svg:x="0.508cm" svg:y="3.742cm" presentation:class="subtitle" presentation:user-transformed="true">
          <draw:text-box>
            <text:p><text:span text:style-name="T12">- All data and resources in responses from the Servlets are JSON and follow:</text:span></text:p>
            <text:p><text:span text:style-name="T12"/></text:p>
            <text:p><text:span text:style-name="T12"><text:tab/></text:span><text:span text:style-name="T12">{“</text:span><text:span text:style-name="T13">components</text:span><text:span text:style-name="T12">”:[ &lt;</text:span><text:span text:style-name="T14">component objects</text:span><text:span text:style-name="T12">&gt; ]}</text:span></text:p>
            <text:p><text:span text:style-name="T13"><text:tab/></text:span></text:p>
            <text:p><text:span text:style-name="T13"><text:tab/></text:span><text:span text:style-name="T14">Where Component </text:span><text:span text:style-name="T12">objects are:</text:span></text:p>
            <text:p><text:span text:style-name="T12"><text:tab/></text:span></text:p>
            <text:p><text:span text:style-name="T12"><text:tab/></text:span><text:span text:style-name="T12">{“</text:span><text:span text:style-name="T13">id</text:span><text:span text:style-name="T12">” : &lt;</text:span><text:span text:style-name="T14">componentId</text:span><text:span text:style-name="T12">&gt;,</text:span></text:p>
            <text:p><text:span text:style-name="T12"><text:tab/></text:span><text:span text:style-name="T12">”</text:span><text:span text:style-name="T13">payload</text:span><text:span text:style-name="T12">” : { “</text:span><text:span text:style-name="T13">data</text:span><text:span text:style-name="T12">”: &lt;data | Sessions, Tickers, HistData...&gt;,</text:span></text:p>
            <text:p><text:span text:style-name="T12"><text:tab/></text:span><text:span text:style-name="T12"><text:tab/></text:span><text:span text:style-name="T12"><text:tab/></text:span><text:span text:style-name="T12"><text:tab/></text:span><text:span text:style-name="T12"> <text:s text:c="2"/>“</text:span><text:span text:style-name="T13">html</text:span><text:span text:style-name="T12">”: &lt;html string&gt;,</text:span></text:p>
            <text:p><text:span text:style-name="T12"><text:tab/></text:span><text:span text:style-name="T12"><text:tab/></text:span><text:span text:style-name="T12"><text:tab/></text:span><text:span text:style-name="T12"><text:tab/></text:span><text:span text:style-name="T12"> <text:s text:c="2"/>“</text:span><text:span text:style-name="T13">id”:</text:span><text:span text:style-name="T12"> &lt;payloadId&gt;,</text:span></text:p>
            <text:p><text:span text:style-name="T12"><text:tab/></text:span><text:span text:style-name="T12"><text:tab/></text:span><text:span text:style-name="T12"><text:tab/></text:span><text:span text:style-name="T12"><text:tab/></text:span><text:span text:style-name="T12"> <text:s text:c="2"/>“</text:span><text:span text:style-name="T13">src</text:span><text:span text:style-name="T12">”: &lt;dynamic javascript src string, eg “login.js”&gt; } }</text:span></text:p>
            <text:p><text:span text:style-name="T12"/></text:p>
            <text:p><text:span text:style-name="T12">- Components refer to JavaScript objects that consume the “payload”</text:span></text:p>
            <text:p><text:span text:style-name="T12"/></text:p>
            <text:p><text:span text:style-name="T12">- All responses use the </text:span><text:span text:style-name="T13">ResponseBuilder</text:span><text:span text:style-name="T12"> helper class to ensure</text:span></text:p>
            <text:p><text:span text:style-name="T12"><text:s text:c="2"/></text:span><text:span text:style-name="T12">responses follow the same structure, outlined above.</text:span></text:p>
            <text:p><text:span text:style-name="T12"/></text:p>
            <text:p><text:span text:style-name="T12">- Therefore, API “data” accessible via:</text:span></text:p>
            <text:p><text:span text:style-name="T12"><text:tab/></text:span><text:span text:style-name="T12">”</text:span><text:span text:style-name="T13">components</text:span><text:span text:style-name="T12">” → &lt;componentId&gt; → “</text:span><text:span text:style-name="T13">payload</text:span><text:span text:style-name="T12">” → “</text:span><text:span text:style-name="T13">data</text:span><text:span text:style-name="T12">” </text:span></text:p>
            <text:p><text:span text:style-name="T12"/></text:p>
            <text:p><text:span text:style-name="T12"/></text:p>
            <text:p><text:span text:style-name="T12"><text:s/></text:span></text:p>
          </draw:text-box>
        </draw:frame>
        <draw:frame presentation:style-name="pr31" draw:text-style-name="P14" draw:layer="layout" svg:width="15.24cm" svg:height="1.778cm" svg:x="1.324cm" svg:y="5.104cm">
          <draw:text-box>
            <text:p/>
          </draw:text-box>
        </draw:frame>
        <draw:frame presentation:style-name="pr32" draw:text-style-name="P14" draw:layer="layout" svg:width="23.468cm" svg:height="4.882cm" svg:x="1.424cm" svg:y="8.804cm">
          <draw:text-box>
            <text:p/>
          </draw:text-box>
        </draw:frame>
        <draw:frame presentation:style-name="pr33" draw:text-style-name="P14" draw:layer="layout" svg:width="20.42cm" svg:height="1.162cm" svg:x="1.524cm" svg:y="19.304cm">
          <draw:text-box>
            <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text-style-name="P12" draw:layer="layout" svg:width="17.271cm" svg:height="12.572cm" svg:x="2.159cm" svg:y="13.271cm" presentation:class="notes" presentation:user-transformed="true">
            <draw:text-box>
              <text:p>Finally, we have some notable design features.</text:p>
              <text:p>First...</text:p>
            </draw:text-box>
          </draw:frame>
        </presentation:notes>
      </draw:page>
      <draw:page draw:name="page9" draw:style-name="dp4" draw:master-page-name="server_5f_theme" presentation:presentation-page-layout-name="AL2T32">
        <office:forms form:automatic-focus="false" form:apply-design-mode="false"/>
        <draw:frame presentation:style-name="pr34" draw:text-style-name="P22" draw:layer="layout" svg:width="25.908cm" svg:height="2.286cm" svg:x="1.016cm" svg:y="10.414cm" presentation:class="title" presentation:user-transformed="true">
          <draw:text-box>
            <text:p text:style-name="P20"><text:span text:style-name="T11">Questions?</text:span></text:p>
          </draw:text-box>
        </draw:frame>
        <draw:frame presentation:style-name="pr34" draw:text-style-name="P24" draw:layer="layout" svg:width="25.654cm" svg:height="2.286cm" svg:x="1.27cm" svg:y="12.954cm" presentation:class="title" presentation:user-transformed="true">
          <draw:text-box>
            <text:p text:style-name="P1"><text:span text:style-name="T15">Nicholas Wagner</text:span><text:span text:style-name="T15"><text:line-break/></text:span><text:span text:style-name="T15">nicholas.wagner@revature.net</text:span></text:p>
          </draw:text-box>
        </draw:frame>
        <presentation:notes draw:style-name="dp2">
          <draw:page-thumbnail draw:style-name="gr1" draw:layer="layout" svg:width="13.968cm" svg:height="10.476cm" svg:x="3.81cm" svg:y="2.123cm" draw:page-number="9"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00000000400000003002447AFA1587F8D60.jpg" xlink:type="simple" xlink:show="embed" xlink:actuate="onLoad"/>
    <draw:fill-image draw:name="Bitmape_20_2" draw:display-name="Bitmape 2" xlink:href="Pictures/100000000000040000000300E937CBF88D86799B.jpg" xlink:type="simple" xlink:show="embed" xlink:actuate="onLoad"/>
    <draw:fill-image draw:name="Bitmape_20_3" draw:display-name="Bitmape 3" xlink:href="Pictures/100000000000040000000300F673ED066320BE19.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rver_5f_theme-background" style:display-name="server_theme-background" style:family="presentation">
      <style:graphic-properties draw:stroke="none" draw:fill="none"/>
      <style:text-properties style:letter-kerning="true"/>
    </style:style>
    <style:style style:name="server_5f_theme-backgroundobjects" style:display-name="server_theme-backgroundobjects" style:family="presentation">
      <style:graphic-properties draw:textarea-horizontal-align="justify" draw:shadow="hidden" draw:shadow-offset-x="0.2cm" draw:shadow-offset-y="0.2cm" draw:shadow-color="#808080"/>
      <style:text-properties style:letter-kerning="true"/>
    </style:style>
    <style:style style:name="server_5f_theme-notes" style:display-name="server_them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rver_5f_theme-outline1" style:display-name="server_theme-outline1" style:family="presentation">
      <style:graphic-properties draw:stroke="none" draw:fill="none" draw:auto-grow-height="false" draw:fit-to-size="shrink-to-fit" style:shrink-to-fit="true">
        <text:list-style style:name="server_5f_theme-outline1" style:display-name="server_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_5f_theme-outline2" style:display-name="server_theme-outline2" style:family="presentation" style:parent-style-name="server_5f_theme-outline1">
      <style:paragraph-properties fo:margin-left="0cm" fo:margin-right="0cm" fo:margin-top="0cm" fo:margin-bottom="0.4cm" fo:text-indent="0cm"/>
      <style:text-properties fo:font-size="28pt" style:font-size-asian="28pt" style:font-size-complex="28pt"/>
    </style:style>
    <style:style style:name="server_5f_theme-outline3" style:display-name="server_theme-outline3" style:family="presentation" style:parent-style-name="server_5f_theme-outline2">
      <style:paragraph-properties fo:margin-left="0cm" fo:margin-right="0cm" fo:margin-top="0cm" fo:margin-bottom="0.3cm" fo:text-indent="0cm"/>
      <style:text-properties fo:font-size="24pt" style:font-size-asian="24pt" style:font-size-complex="24pt"/>
    </style:style>
    <style:style style:name="server_5f_theme-outline4" style:display-name="server_theme-outline4" style:family="presentation" style:parent-style-name="server_5f_theme-outline3">
      <style:paragraph-properties fo:margin-left="0cm" fo:margin-right="0cm" fo:margin-top="0cm" fo:margin-bottom="0.2cm" fo:text-indent="0cm"/>
      <style:text-properties fo:font-size="20pt" style:font-size-asian="20pt" style:font-size-complex="20pt"/>
    </style:style>
    <style:style style:name="server_5f_theme-outline5" style:display-name="server_theme-outline5" style:family="presentation" style:parent-style-name="server_5f_theme-outline4">
      <style:paragraph-properties fo:margin-left="0cm" fo:margin-right="0cm" fo:margin-top="0cm" fo:margin-bottom="0.1cm" fo:text-indent="0cm"/>
      <style:text-properties fo:font-size="20pt" style:font-size-asian="20pt" style:font-size-complex="20pt"/>
    </style:style>
    <style:style style:name="server_5f_theme-outline6" style:display-name="server_theme-outline6" style:family="presentation" style:parent-style-name="server_5f_theme-outline5">
      <style:paragraph-properties fo:margin-left="0cm" fo:margin-right="0cm" fo:margin-top="0cm" fo:margin-bottom="0.1cm" fo:text-indent="0cm"/>
      <style:text-properties fo:font-size="20pt" style:font-size-asian="20pt" style:font-size-complex="20pt"/>
    </style:style>
    <style:style style:name="server_5f_theme-outline7" style:display-name="server_theme-outline7" style:family="presentation" style:parent-style-name="server_5f_theme-outline6">
      <style:paragraph-properties fo:margin-left="0cm" fo:margin-right="0cm" fo:margin-top="0cm" fo:margin-bottom="0.1cm" fo:text-indent="0cm"/>
      <style:text-properties fo:font-size="20pt" style:font-size-asian="20pt" style:font-size-complex="20pt"/>
    </style:style>
    <style:style style:name="server_5f_theme-outline8" style:display-name="server_theme-outline8" style:family="presentation" style:parent-style-name="server_5f_theme-outline7">
      <style:paragraph-properties fo:margin-left="0cm" fo:margin-right="0cm" fo:margin-top="0cm" fo:margin-bottom="0.1cm" fo:text-indent="0cm"/>
      <style:text-properties fo:font-size="20pt" style:font-size-asian="20pt" style:font-size-complex="20pt"/>
    </style:style>
    <style:style style:name="server_5f_theme-outline9" style:display-name="server_theme-outline9" style:family="presentation" style:parent-style-name="server_5f_theme-outline8">
      <style:paragraph-properties fo:margin-left="0cm" fo:margin-right="0cm" fo:margin-top="0cm" fo:margin-bottom="0.1cm" fo:text-indent="0cm"/>
      <style:text-properties fo:font-size="20pt" style:font-size-asian="20pt" style:font-size-complex="20pt"/>
    </style:style>
    <style:style style:name="server_5f_theme-subtitle" style:display-name="server_theme-subtitle" style:family="presentation">
      <style:graphic-properties draw:stroke="none" draw:fill="none" draw:textarea-horizontal-align="center" draw:textarea-vertical-align="middle" draw:auto-grow-height="false">
        <text:list-style style:name="server_5f_theme-subtitle" style:display-name="server_the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_5f_theme-title" style:display-name="server_theme-title" style:family="presentation">
      <style:graphic-properties draw:stroke="none" draw:fill="none" draw:textarea-vertical-align="middle">
        <text:list-style style:name="server_5f_theme-title" style:display-name="server_the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server_5f_theme-backgroundobjects">
      <style:graphic-properties draw:stroke="none" draw:fill="none" draw:fill-color="#ffffff" draw:auto-grow-height="false" fo:min-height="1.449cm"/>
      <style:paragraph-properties style:writing-mode="lr-tb"/>
    </style:style>
    <style:style style:name="Mpr2" style:family="presentation" style:parent-style-name="server_5f_theme-backgroundobjects">
      <style:graphic-properties draw:stroke="none" draw:fill="none" draw:fill-color="#ffffff" draw:auto-grow-height="false" fo:min-height="1.397cm"/>
      <style:paragraph-properties style:writing-mode="lr-tb"/>
    </style:style>
    <style:style style:name="Mpr3" style:family="presentation" style:parent-style-name="server_5f_them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erver_5f_theme" style:display-name="server_theme" style:page-layout-name="PM1" draw:style-name="Mdp1">
      <draw:frame presentation:style-name="server_5f_theme-title" draw:layer="backgroundobjects" svg:width="25.199cm" svg:height="3.506cm" svg:x="1.4cm" svg:y="0.837cm" presentation:class="title" presentation:placeholder="true">
        <draw:text-box/>
      </draw:frame>
      <draw:frame presentation:style-name="server_5f_theme-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erver_5f_theme-title" draw:layer="backgroundobjects" svg:width="13.968cm" svg:height="10.476cm" svg:x="3.81cm" svg:y="2.123cm" presentation:class="page"/>
        <draw:frame presentation:style-name="server_5f_them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4T14:05:34.466956431</meta:creation-date>
    <meta:editing-duration>PT2H36M55S</meta:editing-duration>
    <meta:editing-cycles>39</meta:editing-cycles>
    <meta:generator>LibreOffice/6.3.6.2$Linux_X86_64 LibreOffice_project/2196df99b074d8a661f4036fca8fa0cbfa33a497</meta:generator>
    <dc:description>Based on "fedora-server-slideshow-template" by William Moreno Reyes (https://fedoraproject.org/wiki/Templates_for_Presentations). License: CC-BY-SA</dc:description>
    <dc:date>2021-04-25T14:25:31.844098324</dc:date>
    <meta:document-statistic meta:object-count="100"/>
  </office:meta>
</office:document-meta>
</file>